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9715" officeooo:paragraph-rsid="001b9715"/>
    </style:style>
    <style:style style:name="P2" style:family="paragraph" style:parent-style-name="Standard">
      <style:text-properties officeooo:rsid="001b9715" officeooo:paragraph-rsid="001c7310"/>
    </style:style>
    <style:style style:name="T1" style:family="text">
      <style:text-properties officeooo:rsid="001c7310"/>
    </style:style>
    <style:style style:name="T2" style:family="text">
      <style:text-properties officeooo:rsid="001c7b7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o correr o programa:</text:p>
      <text:p text:style-name="P1">Ao executar a função principal do nosso projeto(!!!!), será aberta uma janela que contém:</text:p>
      <text:p text:style-name="P1">- Uma barra de navegação;</text:p>
      <text:p text:style-name="P1">-Dois separadores;</text:p>
      <text:p text:style-name="P1"><text:tab/>A barra de navegação apresenta um menu com a possibilidade de gerar uma base de dados com linhas de texto sob a forma de <text:s/>“ Utilizador<text:tab/><text:tab/>Produto Comprado” em que tanto o número de utilizadores quanto a quantidade de produtos dísponiveis são parametrizáveis. Em adição a estes dois parâmetros, também é possível indicar o numero máximo de compras a salvaguardar no ficheiro que servirá como base de dados. Esta necessidade de criar uma base de dados “instantânea” surge do facto de não ter sido encontrada qualquer base de dados real.</text:p>
      <text:p text:style-name="P1"><text:tab/>Continuando nesse mesmo menu, encontra-se a opção “Ler novo ficheiro”, que permite inserir um ficheiro personalizado de base de dados ( seguindo o mesmo critério de criação das já usadas anteriormente).</text:p>
      <text:p text:style-name="P1"><text:tab/>Por fim encontra-se uma ultima opção que permite fechar a janela do programa.</text:p>
      <text:p text:style-name="P1"><text:tab/>Já nos dois separadores, estes distinguem os diferentes processos que ocorrem quando se importa a base de dados desejada, sendo estes denominados de “ Bloom Filter” e MinHash”.</text:p>
      <text:p text:style-name="P2"><text:tab/>Na aba “<text:span text:style-name="T1">Bloom Filter” aparecem as opções correspondentes e possíveis de serem realizadas por este conjunto de funções. Assim sendo, é possível encontrar um painel preto com a indicação do número de pares “Utilizador/Compra” existentes no ficheiro de base de dados e o número de pares que foram registados no Bloom Filter. (Esta diferença acontece devido ao facto de poderem existir pares iguais). </text:span></text:p>
      <text:p text:style-name="P2"><text:tab/><text:span text:style-name="T1">Também nesse mesmo painel, encontram-se duas caixas de texto que recebem como parâmetros o ID do utilizador a pesquisar/adicionar e o produto a pesquisar/adicionar nesse/a esse mesmo utilizador. (De salientar que, por definição do código gerado, os IDs dos produtos começam a partir do número 250).</text:span></text:p>
      <text:p text:style-name="P2"><text:tab/><text:span text:style-name="T1">É relevante comunicar também que os processos que ocorrem aquando da “criação” do Bloom Filter aparecem detalhadamente no terminal do utilizador. ( Qualquer erro que possa aparecer no mesmo por ações sem efeito na janela do projeto, não influenciam no desempenho dos métodos necessários. São apenas referentes aos elementos de Java Swing por não terem ações associadas à ação efetuada.)</text:span></text:p>
      <text:p text:style-name="P2"><text:tab/><text:span text:style-name="T2">Na seguinte aba, “MinHash”, são encontrados vários elementos, sendo que os que mais se destacam são as duas listas aí presentes. Estas listas contêm os utilizadores detetados pela base de dados anteriormente explicada. Assim, através da seleção de dois utilizadores ( um em cada lista), estes valores vão ser imediatamente mostrados no painel à direita dessas mesmas listas. Nesse painel, após a seleção anterior, é apresentado o resultado da similaridade entre as listas de compras desses mesmo utilizadores. De forma mais detalhada, também é possível pesquisar quantos utilizadores têm similaridade/threshold igual ou superior à escolhida na caixa de texto mais abaixo. Inserindo o utilizador pretendido e a similaridade/threshold, após pesquisa, é apresentada uma caixa de diálogo com a quantidade de utilizadores encontrados (caso seja um número superior a 20) ou quais os utilizadores em que a similaridade é igual ou superior ao threshold(Possível de ser confirmado, caso seja pretendido, selecionando os utilizadores nas listas anteriores).</text:span></text:p>
      <text:p text:style-name="P2"><text:tab/></text:p>
      <text:p text:style-name="P2"><text: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05T23:03:05.727622313</meta:creation-date>
    <dc:date>2019-12-05T23:35:48.122225230</dc:date>
    <meta:editing-duration>PT11S</meta:editing-duration>
    <meta:editing-cycles>1</meta:editing-cycles>
    <meta:document-statistic meta:table-count="0" meta:image-count="0" meta:object-count="0" meta:page-count="1" meta:paragraph-count="14" meta:word-count="511" meta:character-count="3280" meta:non-whitespace-character-count="2768"/>
    <meta:generator>LibreOffice/6.3.3.2$Linux_X86_64 LibreOffice_project/30$Build-2</meta:generator>
  </office:meta>
</office:document-meta>
</file>